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1-title" style:list-style-name="L1">
      <style:graphic-properties draw:stroke="none" draw:fill="none" draw:fill-color="#ffffff" draw:textarea-horizontal-align="left" draw:textarea-vertical-align="top" draw:auto-grow-height="true" draw:auto-grow-width="false" fo:min-height="6.39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 style:list-style-name="L7">
      <style:graphic-properties draw:stroke="none" draw:fill="none" draw:fill-color="#ffffff" draw:textarea-horizontal-align="left" draw:textarea-vertical-align="top" draw:auto-grow-height="true" draw:auto-grow-width="false" fo:min-height="3.05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2.571cm" draw:shadow="hidden"/>
    </style:style>
    <style:style style:name="pr4" style:family="presentation" style:parent-style-name="Default-title">
      <style:graphic-properties draw:fill-color="#ffffff" draw:auto-grow-height="true" fo:min-height="2.749cm"/>
    </style:style>
    <style:style style:name="pr5" style:family="presentation" style:parent-style-name="Default-outline1">
      <style:graphic-properties draw:fill-color="#ffffff" draw:auto-grow-height="true" fo:min-height="16.293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-title">
      <style:graphic-properties draw:fill-color="#ffffff" draw:auto-grow-height="true" fo:min-height="2.715cm"/>
    </style:style>
    <style:style style:name="pr10" style:family="presentation" style:parent-style-name="Default-outline1">
      <style:graphic-properties draw:fill-color="#ffffff" draw:auto-grow-height="true" fo:min-height="13.86cm"/>
    </style:style>
    <style:style style:name="pr11" style:family="presentation" style:parent-style-name="Default-outline1">
      <style:graphic-properties draw:fill-color="#ffffff" draw:auto-grow-height="true" fo:min-height="16.258cm"/>
    </style:style>
    <style:style style:name="pr12" style:family="presentation" style:parent-style-name="Default-title">
      <style:graphic-properties draw:stroke="none" draw:fill="none" draw:fill-color="#7889fb" draw:textarea-horizontal-align="left" draw:textarea-vertical-align="top" draw:auto-grow-height="true" draw:auto-grow-width="false" fo:min-height="2.006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7889fb" draw:textarea-horizontal-align="left" draw:textarea-vertical-align="top" draw:auto-grow-height="true" draw:auto-grow-width="false" fo:min-height="13.04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notes">
      <style:graphic-properties draw:fill-color="#ffffff" fo:min-height="12.575cm"/>
    </style:style>
    <style:style style:name="pr15" style:family="presentation" style:parent-style-name="Default-title">
      <style:graphic-properties draw:fill-color="#ffffff" fo:min-height="3.382cm"/>
    </style:style>
    <style:style style:name="pr16" style:family="presentation" style:parent-style-name="Default-outline1">
      <style:graphic-properties draw:fill-color="#ffffff" fo:min-height="14.75cm"/>
    </style:style>
    <style:style style:name="pr17" style:family="presentation" style:parent-style-name="Default-notes">
      <style:graphic-properties draw:fill-color="#ffffff" fo:min-height="12.299cm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left" draw:textarea-vertical-align="top" draw:auto-grow-height="true" draw:auto-grow-width="false" fo:min-height="1.238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Default-outline1" style:list-style-name="L6">
      <style:graphic-properties draw:stroke="none" draw:fill="none" draw:fill-color="#ffffff" draw:textarea-horizontal-align="left" draw:textarea-vertical-align="top" draw:auto-grow-height="true" draw:auto-grow-width="false" fo:min-height="13.809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Default-notes" style:list-style-name="L3">
      <style:graphic-properties draw:stroke="none" draw:fill="none" draw:fill-color="#ffffff" draw:auto-grow-height="true" fo:min-height="12.571cm" draw:shadow="hidden"/>
    </style:style>
    <style:style style:name="pr21" style:family="presentation" style:parent-style-name="Default-title" style:list-style-name="L1">
      <style:graphic-properties draw:stroke="none" draw:fill="none" draw:fill-color="#ffffff" draw:textarea-horizontal-align="left" draw:textarea-vertical-align="top" draw:auto-grow-height="true" draw:auto-grow-width="false" fo:min-height="1.238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Default-outline1" style:list-style-name="L6">
      <style:graphic-properties draw:stroke="none" draw:fill="none" draw:fill-color="#ffffff" draw:textarea-horizontal-align="left" draw:textarea-vertical-align="top" draw:auto-grow-height="true" draw:auto-grow-width="false" fo:min-height="13.532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Default-notes" style:list-style-name="L3">
      <style:graphic-properties draw:stroke="none" draw:fill="none" draw:fill-color="#ffffff" draw:auto-grow-height="true" fo:min-height="12.571cm" draw:shadow="hidden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3" style:family="paragraph">
      <style:paragraph-properties fo:margin-left="1.441cm" fo:margin-right="0cm" fo:margin-top="0cm" fo:margin-bottom="0cm" fo:line-height="84%" fo:text-align="start" text:enable-numbering="false" fo:text-indent="-0.806cm" style:punctuation-wrap="hanging" style:line-break="strict" style:writing-mode="lr-tb"/>
    </style:style>
    <style:style style:name="P4" style:family="paragraph">
      <style:paragraph-properties fo:margin-left="1.441cm" fo:margin-right="0cm" fo:margin-top="0cm" fo:margin-bottom="0cm" fo:line-height="84%" fo:text-align="start" text:enable-numbering="false" fo:text-indent="-0.806cm" style:punctuation-wrap="hanging" style:line-break="strict" style:writing-mode="lr-tb"/>
      <style:text-properties fo:font-size="22.1000003814697pt"/>
    </style:style>
    <style:style style:name="P5" style:family="paragraph">
      <style:paragraph-properties fo:margin-left="0cm" fo:margin-right="0cm" fo:text-indent="0cm"/>
      <style:text-properties fo:font-size="13.1999998092651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false" fo:text-indent="0cm" style:writing-mode="lr-tb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1.2cm" fo:margin-right="0cm" fo:margin-top="0.22cm" fo:margin-bottom="0.132cm" text:enable-numbering="true" fo:text-indent="-0.9cm" style:writing-mode="lr-tb"/>
    </style:style>
    <style:style style:name="P16" style:family="paragraph">
      <style:paragraph-properties fo:margin-left="0.6cm" fo:margin-right="0cm" fo:text-indent="-0.6cm"/>
      <style:text-properties fo:font-size="13.1999998092651pt"/>
    </style:style>
    <style:style style:name="P17" style:family="paragraph">
      <style:paragraph-properties fo:margin-left="2.4cm" fo:margin-right="0cm" text:enable-numbering="false" fo:text-indent="-0.8cm"/>
    </style:style>
    <style:style style:name="P18" style:family="paragraph">
      <style:paragraph-properties fo:margin-left="1.27cm" fo:margin-right="0cm" fo:margin-top="0.119cm" fo:margin-bottom="0.119cm" text:enable-numbering="true" fo:text-indent="-0.631cm"/>
    </style:style>
    <style:style style:name="P19" style:family="paragraph">
      <style:paragraph-properties fo:margin-left="2.072cm" fo:margin-right="0cm" text:enable-numbering="true" fo:text-indent="-0.622cm"/>
    </style:style>
    <style:style style:name="P20" style:family="paragraph">
      <style:paragraph-properties fo:margin-left="2.711cm" fo:margin-right="0cm" text:enable-numbering="true" fo:text-indent="-0.635cm"/>
    </style:style>
    <style:style style:name="P21" style:family="paragraph">
      <style:paragraph-properties fo:margin-left="1.27cm" fo:margin-right="0cm" fo:margin-top="0.119cm" fo:margin-bottom="0.119cm" text:enable-numbering="false" fo:text-indent="-0.631cm"/>
    </style:style>
    <style:style style:name="P22" style:family="paragraph">
      <style:paragraph-properties fo:margin-left="1.2cm" fo:margin-right="0cm" fo:margin-top="0.22cm" fo:margin-bottom="0.132cm" text:enable-numbering="true" fo:text-indent="-0.9cm"/>
    </style:style>
    <style:style style:name="P23" style:family="paragraph">
      <style:paragraph-properties fo:margin-left="0.6cm" fo:margin-right="0cm" fo:text-indent="-0.6cm"/>
      <style:text-properties fo:font-size="22pt"/>
    </style:style>
    <style:style style:name="P24" style:family="paragraph">
      <style:paragraph-properties fo:margin-left="0.635cm" fo:margin-right="0cm" fo:margin-top="0.22cm" fo:margin-bottom="0.132cm" fo:line-height="93%" text:enable-numbering="true" fo:text-indent="-0.635cm" style:punctuation-wrap="hanging" style:line-break="strict"/>
    </style:style>
    <style:style style:name="P25" style:family="paragraph">
      <style:paragraph-properties fo:margin-left="1.441cm" fo:margin-right="0cm" fo:margin-top="0.119cm" fo:margin-bottom="0.119cm" fo:line-height="93%" text:enable-numbering="true" fo:text-indent="-0.806cm" style:punctuation-wrap="hanging" style:line-break="strict"/>
    </style:style>
    <style:style style:name="P26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27" style:family="paragraph">
      <style:paragraph-properties fo:margin-left="0.635cm" fo:margin-right="0cm" fo:margin-top="0.22cm" fo:margin-bottom="0.132cm" fo:line-height="93%" text:enable-numbering="true" fo:text-indent="-0.635cm" style:punctuation-wrap="hanging" style:line-break="strict" style:writing-mode="lr-tb"/>
    </style:style>
    <style:style style:name="P28" style:family="paragraph">
      <style:paragraph-properties fo:margin-left="1.441cm" fo:margin-right="0cm" fo:margin-top="0.119cm" fo:margin-bottom="0.119cm" fo:line-height="93%" text:enable-numbering="false" fo:text-indent="-0.806cm" style:punctuation-wrap="hanging" style:line-break="strict"/>
    </style:style>
    <style:style style:name="P29" style:family="paragraph">
      <style:paragraph-properties fo:margin-left="0.635cm" fo:margin-right="0cm" fo:margin-top="0.22cm" fo:margin-bottom="0.132cm" fo:line-height="93%" text:enable-numbering="false" fo:text-indent="-0.635cm" style:punctuation-wrap="hanging" style:line-break="stric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18pt" fo:language="en" fo:country="GB" fo:font-style="italic" fo:text-shadow="none" style:text-underline-style="none" fo:font-weight="bold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3" style:family="text">
      <style:text-properties fo:color="#ccccff" style:text-line-through-style="none" style:text-position="0% 100%" fo:font-family="Arial" style:font-family-generic="swiss" style:font-pitch="variable" fo:font-size="18pt" fo:language="en" fo:country="GB" fo:font-style="italic" fo:text-shadow="none" style:text-underline-style="none" fo:font-weight="bold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4" style:family="text">
      <style:text-properties style:text-position="super 58%"/>
    </style:style>
    <style:style style:name="T5" style:family="text">
      <style:text-properties fo:font-weight="bold"/>
    </style:style>
    <style:style style:name="T6" style:family="text">
      <style:text-properties fo:font-family="'Courier New'" style:font-family-generic="modern" style:font-pitch="fixed" fo:font-size="14pt"/>
    </style:style>
    <style:style style:name="T7" style:family="text">
      <style:text-properties fo:language="en" fo:country="GB"/>
    </style:style>
    <style:style style:name="T8" style:family="text">
      <style:text-properties fo:color="#ccccff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7889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7889fb" fo:font-size="100%"/>
      </text:list-level-style-bullet>
      <text:list-level-style-bullet text:level="2" text:bullet-char="">
        <style:list-level-properties text:space-before="0.635cm" text:min-label-width="0.806cm"/>
        <style:text-properties fo:font-family="Webdings" style:font-family-generic="roman" style:font-pitch="variable" style:font-charset="x-symbol" fo:color="#7889fb" fo:font-size="100%"/>
      </text:list-level-style-bullet>
      <text:list-level-style-bullet text:level="3" text:bullet-char="">
        <style:list-level-properties text:space-before="1.45cm" text:min-label-width="1.09cm"/>
        <style:text-properties fo:font-family="Wingdings" style:font-pitch="variable" style:font-charset="x-symbol" fo:color="#7889fb" fo:font-size="100%"/>
      </text:list-level-style-bullet>
      <text:list-level-style-bullet text:level="4" text:bullet-char="–">
        <style:list-level-properties text:space-before="2.076cm" text:min-label-width="1.734cm"/>
        <style:text-properties fo:font-family="Arial" style:font-family-generic="swiss" style:font-pitch="variable" fo:color="#7889fb" fo:font-size="100%"/>
      </text:list-level-style-bullet>
      <text:list-level-style-bullet text:level="5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7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8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9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35cm"/>
        <style:text-properties fo:font-family="Wingdings" style:font-pitch="variable" style:font-charset="x-symbol" fo:color="#78b6ab" fo:font-size="100%"/>
      </text:list-level-style-bullet>
      <text:list-level-style-bullet text:level="2" text:bullet-char="">
        <style:list-level-properties text:space-before="0.639cm" text:min-label-width="0.631cm"/>
        <style:text-properties fo:font-family="Webdings" style:font-family-generic="roman" style:font-pitch="variable" style:font-charset="x-symbol" fo:color="#7889fb" fo:font-size="100%"/>
      </text:list-level-style-bullet>
      <text:list-level-style-bullet text:level="3" text:bullet-char="">
        <style:list-level-properties text:space-before="1.45cm" text:min-label-width="0.622cm"/>
        <style:text-properties fo:font-family="Wingdings" style:font-pitch="variable" style:font-charset="x-symbol" fo:color="#78b6ab" fo:font-size="100%"/>
      </text:list-level-style-bullet>
      <text:list-level-style-bullet text:level="4" text:bullet-char="–">
        <style:list-level-properties text:space-before="2.07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5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6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7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8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min-label-width="0.635cm"/>
        <style:text-properties fo:font-family="Wingdings" style:font-pitch="variable" style:font-charset="x-symbol" fo:color="#7889fb" fo:font-size="100%"/>
      </text:list-level-style-bullet>
      <text:list-level-style-bullet text:level="2" text:bullet-char="">
        <style:list-level-properties text:space-before="0.635cm" text:min-label-width="0.806cm"/>
        <style:text-properties fo:font-family="Webdings" style:font-family-generic="roman" style:font-pitch="variable" style:font-charset="x-symbol" fo:color="#7889fb" fo:font-size="100%"/>
      </text:list-level-style-bullet>
      <text:list-level-style-bullet text:level="3" text:bullet-char="">
        <style:list-level-properties text:space-before="1.446cm" text:min-label-width="0.622cm"/>
        <style:text-properties fo:font-family="Wingdings" style:font-pitch="variable" style:font-charset="x-symbol" fo:color="#7889fb" fo:font-size="100%"/>
      </text:list-level-style-bullet>
      <text:list-level-style-bullet text:level="4" text:bullet-char="–">
        <style:list-level-properties text:space-before="2.072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5" text:bullet-char="–">
        <style:list-level-properties text:space-before="2.711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711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7" text:bullet-char="–">
        <style:list-level-properties text:space-before="2.711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8" text:bullet-char="–">
        <style:list-level-properties text:space-before="2.711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635cm" text:min-label-width="0.806cm"/>
        <style:text-properties fo:font-family="Wingdings" style:font-pitch="variable" style:font-charset="x-symbol" fo:color="#7889fb" fo:font-size="100%"/>
      </text:list-level-style-bullet>
      <text:list-level-style-bullet text:level="2" text:bullet-char="">
        <style:list-level-properties text:space-before="0.635cm" text:min-label-width="0.806cm"/>
        <style:text-properties fo:font-family="Webdings" style:font-family-generic="roman" style:font-pitch="variable" style:font-charset="x-symbol" fo:color="#7889fb" fo:font-size="100%"/>
      </text:list-level-style-bullet>
      <text:list-level-style-bullet text:level="3" text:bullet-char="">
        <style:list-level-properties text:space-before="1.45cm" text:min-label-width="1.09cm"/>
        <style:text-properties fo:font-family="Wingdings" style:font-pitch="variable" style:font-charset="x-symbol" fo:color="#7889fb" fo:font-size="100%"/>
      </text:list-level-style-bullet>
      <text:list-level-style-bullet text:level="4" text:bullet-char="–">
        <style:list-level-properties text:space-before="2.076cm" text:min-label-width="1.734cm"/>
        <style:text-properties fo:font-family="Arial" style:font-family-generic="swiss" style:font-pitch="variable" fo:color="#7889fb" fo:font-size="100%"/>
      </text:list-level-style-bullet>
      <text:list-level-style-bullet text:level="5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7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8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9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4.359cm" svg:height="6.657cm" svg:x="1.398cm" svg:y="4.066cm" presentation:class="title" presentation:user-transformed="true">
          <draw:text-box>
            <text:p text:style-name="P1"><text:span text:style-name="T1"><text:s/></text:span><text:span text:style-name="T1"><text:line-break/></text:span><text:span text:style-name="T1">ECF on the Servers</text:span><text:span text:style-name="T1"><text:line-break/></text:span><text:span text:style-name="T1"><text:line-break/></text:span><text:span text:style-name="T1">OR</text:span><text:span text:style-name="T1"><text:line-break/></text:span><text:span text:style-name="T1"><text:line-break/></text:span><text:span text:style-name="T1">Equinox/OSGi <text:s/>+ <text:s/>ECF <text:s/>= <text:s text:c="2"/>'Equinox Service Bus'</text:span></text:p>
          </draw:text-box>
        </draw:frame>
        <draw:frame presentation:style-name="pr2" draw:text-style-name="P4" draw:layer="layout" svg:width="24.354cm" svg:height="3.316cm" svg:x="1.398cm" svg:y="12.08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-- </text:span><text:span text:style-name="T3"><text:a xlink:href="mailto:slewis@composent.com">slewis@composent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Mustafa Isik -- </text:span><text:span text:style-name="T3"><text:a xlink:href="mailto:codesurgeon@gmail.com">codesurgeon@gmail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Roland Fru -- </text:span><text:span text:style-name="T3"><text:a xlink:href="mailto:roland@bitsvalley.com">roland@bitsvalle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1"/>
          <draw:frame presentation:style-name="pr3" draw:text-style-name="P5" draw:layer="layout" svg:width="19.981cm" svg:height="12.571cm" svg:x="0.825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6" draw:layer="layout" svg:width="25.199cm" svg:height="2.749cm" svg:x="1.4cm" svg:y="0.837cm" presentation:class="title" presentation:user-transformed="true">
          <draw:text-box>
            <text:p text:style-name="P6">ECF: <text:s/>What is it?</text:p>
          </draw:text-box>
        </draw:frame>
        <draw:frame presentation:style-name="pr5" draw:text-style-name="P7" draw:layer="layout" svg:width="25.199cm" svg:height="16.293cm" svg:x="1.4cm" svg:y="3.377cm" presentation:class="outline" presentation:user-transformed="true">
          <draw:text-box>
            <text:list text:style-name="L4">
              <text:list-item>
                <text:p text:style-name="P7">Family of APIs for messaging</text:p>
              </text:list-item>
            </text:list>
            <text:list text:style-name="L4">
              <text:list-item>
                <text:list>
                  <text:list-item>
                    <text:p text:style-name="P8">Very Small Core <text:s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Asynch messaging 'container'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extensibility mechanis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xtensibility with Adap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data channels, object/model replication, service discovery, file transfer,presence/im/chat, voip call setup, remote services, others/your own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7" draw:text-style-name="P6" draw:layer="layout" svg:width="25.199cm" svg:height="3.256cm" svg:x="1.4cm" svg:y="0.962cm" presentation:class="title" presentation:user-transformed="true">
          <draw:text-box>
            <text:p text:style-name="P6">Overall Goals for Framework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Usabi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Minimalism: <text:s/>Only use messaging APIs you ne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API Consistency: <text:s/>Consistent way of doing same thing (e.g. Filetransfer) over multiple protocols (e.g. Http, bittorrent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teroperability, Integ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Open protocols via Open 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9" draw:text-style-name="P6" draw:layer="layout" svg:width="25.199cm" svg:height="2.715cm" svg:x="1.4cm" svg:y="0.837cm" presentation:class="title">
          <draw:text-box>
            <text:p text:style-name="P6">Now: <text:s/>ECF on Clients</text:p>
          </draw:text-box>
        </draw:frame>
        <draw:frame presentation:style-name="pr10" draw:text-style-name="P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7">Eclipse-Based Tool Collaboration</text:p>
              </text:list-item>
            </text:list>
            <text:list text:style-name="L4">
              <text:list-item>
                <text:list>
                  <text:list-item>
                    <text:p text:style-name="P8">Corona (tools collaboratio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LF (process orchestratio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tegrated VOIP/IM/cha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hared edi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v Team Collaboration (teams)</text:p>
                  </text:list-item>
                </text:list>
              </text:list-item>
            </text:list>
            <text:list text:style-name="L4">
              <text:list-item>
                <text:p text:style-name="P7">RCP Apps/Tools</text:p>
              </text:list-item>
            </text:list>
            <text:list text:style-name="L4">
              <text:list-item>
                <text:list>
                  <text:list-item>
                    <text:p text:style-name="P8">Any app that needs/wants communications/collaboration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9" draw:text-style-name="P6" draw:layer="layout" svg:width="25.199cm" svg:height="2.715cm" svg:x="1.4cm" svg:y="0.837cm" presentation:class="title">
          <draw:text-box>
            <text:p text:style-name="P6">Also Good for Server(s)</text:p>
          </draw:text-box>
        </draw:frame>
        <draw:frame presentation:style-name="pr11" draw:text-style-name="P7" draw:layer="layout" svg:width="25.199cm" svg:height="16.258cm" svg:x="1.4cm" svg:y="3.864cm" presentation:class="outline" presentation:user-transformed="true">
          <draw:text-box>
            <text:list text:style-name="L4">
              <text:list-item>
                <text:p text:style-name="P7">Integration</text:p>
              </text:list-item>
            </text:list>
            <text:list text:style-name="L4">
              <text:list-item>
                <text:list>
                  <text:list-item>
                    <text:p text:style-name="P8">Many protocols, one UI, one application 'model'</text:p>
                  </text:list-item>
                </text:list>
              </text:list-item>
            </text:list>
            <text:list text:style-name="L4">
              <text:list-item>
                <text:p text:style-name="P7">Interoperability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Legacy systems/protocols via 'bridging' (OHF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Replication for load balancing</text:p>
              </text:list-item>
            </text:list>
            <text:list text:style-name="L4">
              <text:list-item>
                <text:p text:style-name="P7">Remote Services API for Server-Server Messa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2" draw:text-style-name="P12" draw:layer="layout" svg:width="17.467cm" svg:height="2.266cm" svg:x="5.37cm" svg:y="1.296cm" presentation:class="title" presentation:user-transformed="true">
          <draw:text-box>
            <text:p text:style-name="P11">ECF Remote Service API <text:span text:style-name="T4">(new!)</text:span></text:p>
          </draw:text-box>
        </draw:frame>
        <draw:frame presentation:style-name="pr13" draw:text-style-name="P15" draw:layer="layout" svg:width="23.114cm" svg:height="13.3cm" svg:x="2.785cm" svg:y="3.5cm" presentation:class="outline" presentation:user-transformed="true">
          <draw:text-box>
            <text:list text:style-name="L4">
              <text:list-item>
                <text:p text:style-name="P13">Register service</text:p>
              </text:list-item>
            </text:list>
            <text:list text:style-name="L4">
              <text:list-item>
                <text:list>
                  <text:list-item>
                    <text:p text:style-name="P14">IRemoteServiceContainer.registerService</text:p>
                  </text:list-item>
                </text:list>
              </text:list-item>
            </text:list>
            <text:list text:style-name="L4">
              <text:list-item>
                <text:p text:style-name="P13">Service registry is <text:span text:style-name="T5">replicated within group</text:span> (using ECF provider)</text:p>
              </text:list-item>
            </text:list>
            <text:list text:style-name="L4">
              <text:list-item>
                <text:p text:style-name="P13">Intentionally separate from OSGi service registry</text:p>
              </text:list-item>
            </text:list>
          </draw:text-box>
        </draw:frame>
        <presentation:notes draw:style-name="dp2">
          <draw:page-thumbnail draw:style-name="gr1" draw:layer="layout" svg:width="14.393cm" svg:height="10.479cm" svg:x="3.597cm" svg:y="2.093cm" draw:page-number="6" presentation:class="page"/>
          <draw:frame presentation:style-name="pr14" draw:text-style-name="P16" draw:layer="layout" svg:width="19.985cm" svg:height="12.575cm" svg:x="0.823cm" svg:y="13.2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5" draw:text-style-name="P11" draw:layer="layout" svg:width="25.929cm" svg:height="3.382cm" svg:x="0.7cm" svg:y="0.802cm" presentation:class="title" presentation:user-transformed="true">
          <draw:text-box>
            <text:p text:style-name="P11">ECF Remote Service API...on 'Client'</text:p>
          </draw:text-box>
        </draw:frame>
        <draw:frame presentation:style-name="pr16" draw:text-style-name="P22" draw:layer="layout" svg:width="23.114cm" svg:height="14.75cm" svg:x="2.1cm" svg:y="4.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Look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6">IRemoteServiceReference[] refs = getRemoteServiceReferences(...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6">IRemoteService rservice = getRemoteService(refs[0]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THEN, 4 explicit options for remote service invo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6">1. <text:s/>Object proxy = IRemoteService.getProxy(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Call/return. <text:s/>Blocks until resul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6">2. <text:s/>Object result = IRemoteService.callSynch(IRemoteCall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Call/return. <text:s/>Blocks until resul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6">3. <text:s/>IRemoteService.callAsynch(IRemoteCall, listener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Call/return. <text:s/>No blocking (listener notified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6">4. <text:s/>IRemoteService.fireAsynch(IRemoteCall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'Fire and go'. <text:s/>No block (no success/failure info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393cm" svg:height="10.479cm" svg:x="3.598cm" svg:y="2.094cm" draw:page-number="7" presentation:class="page"/>
          <draw:frame presentation:style-name="pr17" draw:text-style-name="P23" draw:layer="layout" svg:width="19.985cm" svg:height="12.299cm" svg:x="0.825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8" draw:text-style-name="P2" draw:layer="layout" svg:width="25.929cm" svg:height="1.683cm" svg:x="0.67cm" svg:y="1.4cm" presentation:class="title" presentation:user-transformed="true">
          <draw:text-box>
            <text:p text:style-name="P1"><text:span text:style-name="T7">ECF Remote Service API: <text:s/>Summary</text:span></text:p>
          </draw:text-box>
        </draw:frame>
        <draw:frame presentation:style-name="pr19" draw:text-style-name="P27" draw:layer="layout" svg:width="24.297cm" svg:height="14.069cm" svg:x="1.602cm" svg:y="3.5cm" presentation:class="outline" presentation:user-transformed="true">
          <draw:text-box>
            <text:list text:style-name="L6">
              <text:list-item>
                <text:p text:style-name="P24"><text:span text:style-name="T7">Looks very similar to OSGi services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7">BundleContext.registerServi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5"><text:span text:style-name="T7">BundleContext.getServiceReferences(...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5"><text:span text:style-name="T7">BundleContext.getService(ref)</text:span></text:p>
                  </text:list-item>
                </text:list>
              </text:list-item>
            </text:list>
            <text:list text:style-name="L6">
              <text:list-item>
                <text:p text:style-name="P26"><text:span text:style-name="T7">Separate but Equal</text:span></text:p>
              </text:list-item>
            </text:list>
            <text:list text:style-name="L6">
              <text:list-item>
                <text:p text:style-name="P24"><text:span text:style-name="T7">Transport can be: JMS, ECF generic, XMPP, RMI, XML-RPC, SOAP, others</text:span>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1cm" draw:page-number="8"/>
          <draw:frame presentation:style-name="pr20" draw:text-style-name="P5" draw:layer="layout" svg:width="19.981cm" svg:height="12.571cm" svg:x="0.825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7" draw:text-style-name="P6" draw:layer="layout" svg:width="25.199cm" svg:height="3.256cm" svg:x="1.4cm" svg:y="0.962cm" presentation:class="title" presentation:user-transformed="true">
          <draw:text-box>
            <text:p text:style-name="P6">Server-Side ECF='Equinox Message Bus'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Protocols dynamically added/load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Server can talk different protocols to get same API/semantic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mmunications components/bundles can consistently be created for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Eclipse plugi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RCP App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Serv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1" draw:text-style-name="P2" draw:layer="layout" svg:width="25.929cm" svg:height="1.683cm" svg:x="0.47cm" svg:y="1.917cm" presentation:class="title" presentation:user-transformed="true">
          <draw:text-box>
            <text:p text:style-name="P1"><text:span text:style-name="T7">Conclusion</text:span></text:p>
          </draw:text-box>
        </draw:frame>
        <draw:frame presentation:style-name="pr22" draw:text-style-name="P27" draw:layer="layout" svg:width="23.114cm" svg:height="13.792cm" svg:x="2.715cm" svg:y="4.456cm" presentation:class="outline" presentation:user-transformed="true">
          <draw:text-box>
            <text:list text:style-name="L6">
              <text:list-item>
                <text:p text:style-name="P24"><text:span text:style-name="T7">Websi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8"><text:a xlink:href="http://www.eclipse.org/ecf">http://www.eclipse.org/ecf</text:a></text:span></text:p>
                  </text:list-item>
                </text:list>
              </text:list-item>
            </text:list>
            <text:list text:style-name="L6">
              <text:list-item>
                <text:p text:style-name="P24"><text:span text:style-name="T7">Mailing List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8"><text:a xlink:href="http://dev.eclipse.org/mailman/listinfo/ecf-dev">http://dev.eclipse.org/mailman/listinfo/ecf-dev</text:a></text:span></text:p>
                  </text:list-item>
                </text:list>
              </text:list-item>
            </text:list>
            <text:list text:style-name="L6">
              <text:list-item>
                <text:p text:style-name="P24"><text:span text:style-name="T7">Newsgroup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8"><text:a xlink:href="news://news.eclipse.org/eclipse.technology.ecf">news://</text:a></text:span><text:span text:style-name="T8"><text:a xlink:href="news://news.eclipse.org/eclipse.technology.ecf">news.eclipse.org/eclipse.technology.ecf</text:a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7"/></text:p>
                  </text:list-item>
                </text:list>
              </text:list-item>
            </text:list>
            <text:list text:style-name="L6">
              <text:list-item>
                <text:p text:style-name="P29"><text:span text:style-name="T7"/></text:p>
              </text:list-item>
            </text:list>
            <text:list text:style-name="L6">
              <text:list-item>
                <text:p text:style-name="P29"><text:span text:style-name="T7"/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10"/>
          <draw:frame presentation:style-name="pr23" draw:text-style-name="P5" draw:layer="layout" svg:width="19.981cm" svg:height="12.571cm" svg:x="0.825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7889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4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7889fb" fo:font-size="100%"/>
          </text:list-level-style-bullet>
          <text:list-level-style-bullet text:level="2" text:bullet-char="">
            <style:list-level-properties text:space-before="0.635cm" text:min-label-width="0.806cm"/>
            <style:text-properties fo:font-family="Webdings" style:font-family-generic="roman" style:font-pitch="variable" style:font-charset="x-symbol" fo:color="#7889fb" fo:font-size="100%"/>
          </text:list-level-style-bullet>
          <text:list-level-style-bullet text:level="3" text:bullet-char="">
            <style:list-level-properties text:space-before="1.45cm" text:min-label-width="1.09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–">
            <style:list-level-properties text:space-before="2.076cm" text:min-label-width="1.734cm"/>
            <style:text-properties fo:font-family="Arial" style:font-family-generic="swiss" style:font-pitch="variable" fo:color="#7889fb" fo:font-size="100%"/>
          </text:list-level-style-bullet>
          <text:list-level-style-bullet text:level="5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cm" fo:margin-bottom="0cm" fo:line-height="84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italic" fo:text-shadow="none" style:text-underline-style="none" fo:font-weight="bold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7889fb" fo:font-size="100%"/>
          </text:list-level-style-bullet>
          <text:list-level-style-bullet text:level="2" text:bullet-char="">
            <style:list-level-properties text:space-before="0.635cm" text:min-label-width="0.806cm"/>
            <style:text-properties fo:font-family="Webdings" style:font-family-generic="roman" style:font-pitch="variable" style:font-charset="x-symbol" fo:color="#7889fb" fo:font-size="100%"/>
          </text:list-level-style-bullet>
          <text:list-level-style-bullet text:level="3" text:bullet-char="">
            <style:list-level-properties text:space-before="1.446cm" text:min-label-width="0.622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–">
            <style:list-level-properties text:space-before="2.072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5" text:bullet-char="–">
            <style:list-level-properties text:space-before="2.711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711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711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711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22cm" fo:margin-bottom="0.132cm" fo:line-height="93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441cm" fo:margin-right="0cm" fo:margin-top="0.119cm" fo:margin-bottom="0.119cm" fo:line-height="93%" fo:text-align="start" text:enable-numbering="true" fo:text-indent="0cm" style:punctuation-wrap="hanging" style:line-break="strict">
        <style:tab-stops>
          <style:tab-stop style:position="1.098cm"/>
          <style:tab-stop style:position="2.368cm"/>
          <style:tab-stop style:position="3.638cm"/>
          <style:tab-stop style:position="4.908cm"/>
          <style:tab-stop style:position="6.178cm"/>
          <style:tab-stop style:position="7.448cm"/>
          <style:tab-stop style:position="8.718cm"/>
          <style:tab-stop style:position="9.988cm"/>
          <style:tab-stop style:position="11.258cm"/>
          <style:tab-stop style:position="12.528cm"/>
          <style:tab-stop style:position="13.798cm"/>
          <style:tab-stop style:position="15.068cm"/>
          <style:tab-stop style:position="16.338cm"/>
          <style:tab-stop style:position="17.608cm"/>
          <style:tab-stop style:position="18.878cm"/>
          <style:tab-stop style:position="20.148cm"/>
          <style:tab-stop style:position="21.418cm"/>
          <style:tab-stop style:position="22.688cm"/>
          <style:tab-stop style:position="23.958cm"/>
          <style:tab-stop style:position="25.2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2.068cm" fo:margin-right="0cm" fo:margin-top="0.119cm" fo:margin-bottom="0.119cm" fo:line-height="93%" fo:text-align="start" text:enable-numbering="true" fo:text-indent="0cm" style:punctuation-wrap="hanging" style:line-break="strict">
        <style:tab-stops>
          <style:tab-stop style:position="0.471cm"/>
          <style:tab-stop style:position="1.741cm"/>
          <style:tab-stop style:position="3.011cm"/>
          <style:tab-stop style:position="4.281cm"/>
          <style:tab-stop style:position="5.551cm"/>
          <style:tab-stop style:position="6.821cm"/>
          <style:tab-stop style:position="8.091cm"/>
          <style:tab-stop style:position="9.361cm"/>
          <style:tab-stop style:position="10.631cm"/>
          <style:tab-stop style:position="11.901cm"/>
          <style:tab-stop style:position="13.171cm"/>
          <style:tab-stop style:position="14.441cm"/>
          <style:tab-stop style:position="15.711cm"/>
          <style:tab-stop style:position="16.981cm"/>
          <style:tab-stop style:position="18.251cm"/>
          <style:tab-stop style:position="19.521cm"/>
          <style:tab-stop style:position="20.791cm"/>
          <style:tab-stop style:position="22.061cm"/>
          <style:tab-stop style:position="23.331cm"/>
          <style:tab-stop style:position="24.6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2.707cm" fo:margin-right="0cm" fo:margin-top="0.119cm" fo:margin-bottom="0.119cm" fo:line-height="93%" fo:text-align="start" text:enable-numbering="true" fo:text-indent="0cm" style:punctuation-wrap="hanging" style:line-break="strict">
        <style:tab-stops>
          <style:tab-stop style:position="1.102cm"/>
          <style:tab-stop style:position="2.372cm"/>
          <style:tab-stop style:position="3.642cm"/>
          <style:tab-stop style:position="4.912cm"/>
          <style:tab-stop style:position="6.182cm"/>
          <style:tab-stop style:position="7.452cm"/>
          <style:tab-stop style:position="8.722cm"/>
          <style:tab-stop style:position="9.992cm"/>
          <style:tab-stop style:position="11.262cm"/>
          <style:tab-stop style:position="12.532cm"/>
          <style:tab-stop style:position="13.802cm"/>
          <style:tab-stop style:position="15.072cm"/>
          <style:tab-stop style:position="16.342cm"/>
          <style:tab-stop style:position="17.612cm"/>
          <style:tab-stop style:position="18.882cm"/>
          <style:tab-stop style:position="20.152cm"/>
          <style:tab-stop style:position="21.422cm"/>
          <style:tab-stop style:position="22.692cm"/>
          <style:tab-stop style:position="23.962cm"/>
          <style:tab-stop style:position="25.2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3.346cm" fo:margin-right="0cm" fo:margin-top="0.119cm" fo:margin-bottom="0.119cm" fo:line-height="93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3.346cm" fo:margin-right="0cm" fo:margin-top="0.119cm" fo:margin-bottom="0.119cm" fo:line-height="93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3.346cm" fo:margin-right="0cm" fo:margin-top="0.119cm" fo:margin-bottom="0.119cm" fo:line-height="93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3.346cm" fo:margin-right="0cm" fo:margin-top="0.119cm" fo:margin-bottom="0.119cm" fo:line-height="93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3.346cm" fo:margin-right="0cm" fo:margin-top="0.119cm" fo:margin-bottom="0.119cm" fo:line-height="93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false" fo:padding-top="0.051cm" fo:padding-bottom="0.051cm" fo:padding-left="0.051cm" fo:padding-right="0.051cm" fo:wrap-option="no-wrap" draw:shadow="hidden"/>
    </style:style>
    <style:style style:name="gr4" style:family="graphic" style:parent-style-name="standard" style:list-style-name="L7">
      <style:graphic-properties draw:stroke="none" draw:fill="none" draw:fill-color="#ffffff" draw:textarea-horizontal-align="right" draw:textarea-vertical-align="top" draw:auto-grow-height="true" fo:min-height="0.634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418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435cm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6" style:family="presentation" style:parent-style-name="Title1-backgroundobjects" style:list-style-name="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.948cm" fo:margin-right="0cm" fo:line-height="84%" text:enable-numbering="false" fo:text-indent="-0.948cm" style:punctuation-wrap="hanging" style:line-break="strict"/>
    </style:style>
    <style:style style:name="P16" style:family="paragraph">
      <style:paragraph-properties fo:margin-left="0.948cm" fo:margin-right="0cm" fo:line-height="84%" text:enable-numbering="false" fo:text-indent="-0.948cm" style:punctuation-wrap="hanging" style:line-break="strict" style:writing-mode="lr-tb"/>
      <style:text-properties fo:font-size="19.8999996185303pt"/>
    </style:style>
    <style:style style:name="P17" style:family="paragraph">
      <style:paragraph-properties fo:margin-left="0cm" fo:margin-right="0cm" fo:line-height="93%" fo:text-align="end" text:enable-numbering="false" fo:text-indent="0cm" style:punctuation-wrap="hanging" style:line-break="strict"/>
    </style:style>
    <style:style style:name="P18" style:family="paragraph">
      <style:paragraph-properties fo:margin-left="0cm" fo:margin-right="0cm" fo:line-height="93%" fo:text-align="end" text:enable-numbering="false" fo:text-indent="0cm" style:punctuation-wrap="hanging" style:line-break="strict" style:writing-mode="lr-tb"/>
      <style:text-properties fo:font-size="19.8999996185303pt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line-height="93%" text:enable-numbering="false" fo:text-indent="0cm" style:punctuation-wrap="simple" style:line-break="normal"/>
    </style:style>
    <style:style style:name="P21" style:family="paragraph">
      <style:paragraph-properties fo:margin-left="0cm" fo:margin-right="0cm" fo:line-height="93%" text:enable-numbering="false" fo:text-indent="0cm" style:punctuation-wrap="simple" style:line-break="normal" style:writing-mode="lr-tb"/>
      <style:text-properties fo:font-size="19.8999996185303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line-height="95%" text:enable-numbering="false" fo:text-indent="0cm" style:line-break="strict" style:writing-mode="lr-tb"/>
      <style:text-properties fo:font-size="14pt" style:font-size-asian="14pt" style:font-size-complex="14pt"/>
    </style:style>
    <style:style style:name="P24" style:family="paragraph">
      <style:paragraph-properties fo:margin-left="0cm" fo:margin-right="0cm" fo:line-height="95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25" style:family="paragraph">
      <style:paragraph-properties fo:margin-left="0cm" fo:margin-right="0cm" fo:line-height="84%" fo:text-align="center" text:enable-numbering="false" fo:text-indent="0cm" style:punctuation-wrap="hanging" style:line-break="strict"/>
    </style:style>
    <style:style style:name="P26" style:family="paragraph">
      <style:paragraph-properties fo:margin-left="0cm" fo:margin-right="0cm" fo:line-height="84%" fo:text-align="center" text:enable-numbering="false" fo:text-indent="0cm" style:punctuation-wrap="hanging" style:line-break="strict" style:writing-mode="lr-tb"/>
      <style:text-properties fo:font-size="19.799999237060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24pt" fo:language="en" fo:country="GB" style:font-size-asian="24pt" style:font-size-complex="24pt"/>
    </style:style>
    <style:style style:name="T3" style:family="text">
      <style:text-properties fo:color="#ffffff" fo:font-size="24pt" fo:language="en" fo:country="GB" fo:font-weight="bold" style:font-size-asian="24pt" style:font-size-complex="24pt"/>
    </style:style>
    <style:style style:name="T4" style:family="text">
      <style:text-properties fo:color="#ffffff" fo:font-size="14pt" fo:language="en" fo:country="GB" fo:font-weight="bold" style:font-size-asian="14pt" style:font-size-complex="14pt"/>
    </style:style>
    <style:style style:name="T5" style:family="text">
      <style:text-properties fo:color="#ffffff" fo:font-size="9pt" fo:language="en" fo:country="GB" style:font-size-asian="9pt" style:font-size-complex="9pt"/>
    </style:style>
    <style:style style:name="T6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7" style:family="text">
      <style:text-properties fo:color="#000000" fo:font-family="Helv" style:font-pitch="variable" fo:font-size="19.7999992370605pt" fo:language="en" fo:country="GB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2.714cm" svg:x="1.4cm" svg:y="0.83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4.839cm" svg:x="1.4cm" svg:y="3.93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custom-shape draw:style-name="gr3" draw:text-style-name="P16" draw:layer="backgroundobjects" svg:width="16.723cm" svg:height="1.846cm" svg:x="6.221cm" svg:y="2.854cm">
        <text:p text:style-name="P15"><text:span text:style-name="T2">IBM Rational Software</text:span></text:p>
        <text:p text:style-name="P15"><text:span text:style-name="T3">Development Conference 2006</text:span></text:p>
        <draw:enhanced-geometry svg:viewBox="0 0 21600 21600" draw:type="rectangle" draw:enhanced-path="M 0 0 L 21600 0 21600 21600 0 21600 0 0 Z N"/>
      </draw:custom-shape>
      <draw:custom-shape draw:style-name="gr4" draw:text-style-name="P18" draw:layer="backgroundobjects" svg:width="18.2cm" svg:height="0.894cm" svg:x="9.333cm" svg:y="19.833cm">
        <text:p text:style-name="P17"><text:span text:style-name="T4">OC01</text:span></text:p>
        <draw:enhanced-geometry svg:viewBox="0 0 21600 21600" draw:type="rectangle" draw:enhanced-path="M 0 0 L 21600 0 21600 21600 0 21600 0 0 Z N"/>
      </draw:custom-shape>
      <draw:custom-shape draw:style-name="gr5" draw:text-style-name="P19" draw:layer="backgroundobjects" svg:width="28cm" svg:height="9.698cm" svg:x="-0.001cm" svg:y="5.138cm">
        <text:p text:style-name="P1"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4.354cm" svg:height="1.46cm" svg:x="1.194cm" svg:y="6.998cm" presentation:class="title" presentation:placeholder="true" presentation:user-transformed="true">
        <draw:text-box/>
      </draw:frame>
      <draw:custom-shape draw:style-name="gr6" draw:text-style-name="P21" draw:layer="backgroundobjects" svg:width="5.021cm" svg:height="0.678cm" svg:x="0.001cm" svg:y="20.251cm">
        <text:p text:style-name="P20"><text:span text:style-name="T5">© 2006 IBM Corporation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5.196cm" svg:height="13.856cm" svg:x="1.4cm" svg:y="4.914cm" presentation:class="outline" presentation:placeholder="true" presentation:user-transformed="true">
        <draw:text-box/>
      </draw:frame>
      <presentation:notes style:page-layout-name="PM2">
        <draw:rect draw:style-name="gr7" draw:text-style-name="P22" draw:layer="backgroundobjects" svg:width="21.59cm" svg:height="27.94cm" svg:x="-0.001cm" svg:y="-0.001cm">
          <text:p text:style-name="P1"/>
        </draw:rect>
        <draw:custom-shape draw:style-name="gr5" draw:text-style-name="P19" draw:layer="backgroundobjects" svg:width="21.59cm" svg:height="27.94cm" svg:x="-0.002cm" svg:y="-0.002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389cm" svg:height="10.474cm" svg:x="3.598cm" svg:y="2.094cm" presentation:class="page"/>
        <draw:frame presentation:style-name="Title1-notes" draw:layer="backgroundobjects" svg:width="19.981cm" svg:height="12.57cm" svg:x="0.825cm" svg:y="13.271cm" presentation:class="notes" presentation:placeholder="true" presentation:user-transformed="true">
          <draw:text-box/>
        </draw:frame>
        <draw:frame presentation:style-name="pr6" draw:text-style-name="P23" draw:layer="backgroundobjects" svg:width="9.351cm" svg:height="1.393cm" svg:x="0cm" svg:y="26.536cm" presentation:class="footer" presentation:user-transformed="true">
          <draw:text-box>
            <text:p text:style-name="P23"><text:span text:style-name="T6"><presentation:footer/></text:span></text:p>
          </draw:text-box>
        </draw:frame>
        <draw:frame presentation:style-name="pr7" draw:text-style-name="P24" draw:layer="backgroundobjects" svg:width="9.35cm" svg:height="1.393cm" svg:x="12.229cm" svg:y="26.536cm" presentation:class="page-number" presentation:user-transformed="true">
          <draw:text-box>
            <text:p text:style-name="P24"><text:span text:style-name="T6"><text:page-number>&lt;number&gt;</text:page-number></text:span></text:p>
          </draw:text-box>
        </draw:frame>
        <draw:custom-shape draw:style-name="gr8" draw:text-style-name="P26" draw:layer="backgroundobjects" svg:width="19.251cm" svg:height="1.725cm" svg:x="1.19cm" svg:y="0.155cm">
          <text:p text:style-name="P25"><text:span text:style-name="T7">IBM Rational Software</text:span><text:span text:style-name="T7"><text:line-break/></text:span><text:span text:style-name="T7">Development Conference 2006</text:span></text:p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initial-creator>Scott Lewis</meta:initial-creator>
    <meta:creation-date>2006-10-12T00:46:51</meta:creation-date>
    <dc:creator>Scott Lewis</dc:creator>
    <dc:date>2006-10-12T08:23:01</dc:date>
    <dc:language>en-US</dc:language>
    <meta:editing-cycles>84</meta:editing-cycles>
    <meta:editing-duration>PT1H47M53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